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start="Arrowheads_20_2" draw:marker-end="Arrowheads_20_2" draw:fill="none" draw:textarea-vertical-align="middle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1.405cm" loext:decorative="false"/>
    </style:style>
    <style:style style:name="gr3" style:family="graphic" style:parent-style-name="standard">
      <style:graphic-properties svg:stroke-color="#000000" draw:fill-color="#e8f2a1" draw:textarea-horizontal-align="justify" draw:textarea-vertical-align="middle" draw:auto-grow-height="false" fo:min-height="0.385cm" fo:min-width="1.40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7cm" fo:min-width="0cm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ffff00" draw:textarea-horizontal-align="justify" draw:textarea-vertical-align="middle" draw:auto-grow-height="false" fo:min-height="0.385cm" fo:min-width="1.405cm" loext:decorative="fals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9.66cm" loext:decorative="false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2.29cm" fo:min-width="0.135cm" loext:decorative="false"/>
    </style:style>
    <style:style style:name="gr9" style:family="graphic" style:parent-style-name="objectwithoutfill">
      <style:graphic-properties draw:stroke="dash" draw:stroke-dash="Long_20_Dash_20__28_Rounded_29_" svg:stroke-color="#000000" draw:marker-end="Arrowheads_20_3" draw:marker-end-width="0.3cm" svg:stroke-linecap="round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3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4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3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8f2a1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fo:font-size="12pt" fo:font-style="italic"/>
    </style:style>
    <style:style style:name="P8" style:family="paragraph">
      <loext:graphic-properties draw:fill="none" draw:fill-color="#ffffff"/>
      <style:text-properties fo:font-size="12pt" fo:font-style="italic"/>
    </style:style>
    <style:style style:name="P9" style:family="paragraph">
      <style:text-properties fo:font-size="22pt"/>
    </style:style>
    <style:style style:name="P10" style:family="paragraph">
      <loext:graphic-properties draw:fill="none" draw:fill-color="#ffffff"/>
      <style:text-properties fo:font-size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87cm" svg:y1="4.81cm" svg:x2="11.795cm" svg:y2="4.81cm">
          <text:p/>
        </draw:line>
        <draw:custom-shape draw:style-name="gr2" draw:text-style-name="P2" xml:id="id1" draw:id="id1" draw:layer="layout" svg:width="1.905cm" svg:height="0.635cm" svg:x="3.54cm" svg:y="4.4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905cm" svg:height="0.635cm" svg:x="7.667cm" svg:y="4.49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335cm" svg:y1="4.81cm" svg:x2="23.543cm" svg:y2="4.81cm">
          <text:p/>
        </draw:line>
        <draw:custom-shape draw:style-name="gr3" draw:text-style-name="P3" xml:id="id5" draw:id="id5" draw:layer="layout" svg:width="1.905cm" svg:height="0.635cm" svg:x="15.605cm" svg:y="4.4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0.635cm" svg:x="21.002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1.905cm" svg:height="0.635cm" svg:x="17.51cm" svg:y="4.49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42cm" svg:height="0.962cm" svg:x="4.492cm" svg:y="2.905cm">
          <draw:text-box>
            <text:p>PID 7 Address space</text:p>
          </draw:text-box>
        </draw:frame>
        <draw:custom-shape draw:style-name="gr2" draw:text-style-name="P2" xml:id="id7" draw:id="id7" draw:layer="layout" svg:width="1.905cm" svg:height="0.635cm" svg:x="21.002cm" svg:y="4.49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7.054cm" svg:height="1.587cm" svg:x="15.922cm" svg:y="2.905cm">
          <draw:text-box>
            <text:p>PID 42 Address space</text:p>
          </draw:text-box>
        </draw:frame>
        <draw:line draw:style-name="gr1" draw:text-style-name="P1" draw:layer="layout" svg:x1="1.635cm" svg:y1="18.145cm" svg:x2="24.495cm" svg:y2="18.145cm">
          <text:p/>
        </draw:line>
        <draw:custom-shape draw:style-name="gr2" draw:text-style-name="P2" xml:id="id14" draw:id="id14" draw:layer="layout" svg:width="1.905cm" svg:height="0.635cm" svg:x="8.302cm" svg:y="17.8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1.905cm" svg:height="0.635cm" svg:x="20.367cm" svg:y="17.8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11" draw:id="id11" draw:layer="layout" svg:width="1.905cm" svg:height="0.635cm" svg:x="14.652cm" svg:y="17.8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.905cm" svg:height="0.635cm" svg:x="4.175cm" svg:y="17.8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0.16cm" svg:height="2.54cm" svg:x="7.985cm" svg:y="11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2" draw:id="id2" draw:layer="layout" svg:width="0.635cm" svg:height="2.54cm" svg:x="8.937cm" svg:y="11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4" draw:id="id4" draw:layer="layout" svg:width="0.635cm" svg:height="2.54cm" svg:x="10.842cm" svg:y="11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10" draw:id="id10" draw:layer="layout" svg:width="0.635cm" svg:height="2.54cm" svg:x="13.065cm" svg:y="11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6" draw:id="id6" draw:layer="layout" svg:width="0.635cm" svg:height="2.54cm" svg:x="15.287cm" svg:y="11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8" draw:id="id8" draw:layer="layout" svg:width="0.635cm" svg:height="2.54cm" svg:x="16.557cm" svg:y="11.16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4.492cm" svg:y1="5.127cm" svg:x2="9.254cm" svg:y2="11.16cm" draw:start-shape="id1" draw:start-glue-point="2" draw:end-shape="id2" draw:end-glue-point="0" svg:d="M4492 5127l4762 6033" svg:viewBox="0 0 4763 6034">
          <text:p/>
        </draw:connector>
        <draw:connector draw:style-name="gr9" draw:text-style-name="P1" draw:layer="layout" draw:type="line" svg:x1="8.619cm" svg:y1="5.127cm" svg:x2="11.159cm" svg:y2="11.16cm" draw:start-shape="id3" draw:start-glue-point="2" draw:end-shape="id4" draw:end-glue-point="0" svg:d="M8619 5127l2540 6033" svg:viewBox="0 0 2541 6034">
          <text:p/>
        </draw:connector>
        <draw:connector draw:style-name="gr9" draw:text-style-name="P1" draw:layer="layout" draw:type="line" svg:x1="16.557cm" svg:y1="5.127cm" svg:x2="15.604cm" svg:y2="11.16cm" draw:start-shape="id5" draw:start-glue-point="2" draw:end-shape="id6" draw:end-glue-point="0" svg:d="M16557 5127l-953 6033" svg:viewBox="0 0 954 6034">
          <text:p/>
        </draw:connector>
        <draw:connector draw:style-name="gr9" draw:text-style-name="P1" draw:layer="layout" draw:type="line" svg:x1="21.954cm" svg:y1="5.127cm" svg:x2="16.874cm" svg:y2="11.16cm" draw:start-shape="id7" draw:start-glue-point="2" draw:end-shape="id8" draw:end-glue-point="0" svg:d="M21954 5127l-5080 6033" svg:viewBox="0 0 5081 6034">
          <text:p/>
        </draw:connector>
        <draw:connector draw:style-name="gr9" draw:text-style-name="P1" draw:layer="layout" draw:type="line" svg:x1="18.462cm" svg:y1="5.127cm" svg:x2="13.382cm" svg:y2="11.16cm" draw:start-shape="id9" draw:start-glue-point="2" draw:end-shape="id10" draw:end-glue-point="0" svg:d="M18462 5127l-5080 6033" svg:viewBox="0 0 5081 6034">
          <text:p/>
        </draw:connector>
        <draw:connector draw:style-name="gr9" draw:text-style-name="P1" draw:layer="layout" draw:type="line" svg:x1="16.874cm" svg:y1="13.7cm" svg:x2="15.604cm" svg:y2="17.827cm" draw:start-shape="id8" draw:start-glue-point="2" draw:end-shape="id11" draw:end-glue-point="0" svg:d="M16874 13700l-1270 4127" svg:viewBox="0 0 1271 4128">
          <text:p/>
        </draw:connector>
        <draw:connector draw:style-name="gr9" draw:text-style-name="P1" draw:layer="layout" draw:type="line" svg:x1="15.604cm" svg:y1="13.7cm" svg:x2="5.127cm" svg:y2="17.827cm" draw:start-shape="id6" draw:start-glue-point="2" draw:end-shape="id12" draw:end-glue-point="0" svg:d="M15604 13700l-10477 4127" svg:viewBox="0 0 10478 4128">
          <text:p/>
        </draw:connector>
        <draw:connector draw:style-name="gr9" draw:text-style-name="P1" draw:layer="layout" draw:type="line" svg:x1="13.382cm" svg:y1="13.7cm" svg:x2="21.319cm" svg:y2="17.827cm" draw:start-shape="id10" draw:start-glue-point="2" draw:end-shape="id13" draw:end-glue-point="0" svg:d="M13382 13700l7937 4127" svg:viewBox="0 0 7938 4128">
          <text:p/>
        </draw:connector>
        <draw:connector draw:style-name="gr9" draw:text-style-name="P1" draw:layer="layout" draw:type="line" svg:x1="11.159cm" svg:y1="13.7cm" svg:x2="9.254cm" svg:y2="17.827cm" draw:start-shape="id4" draw:start-glue-point="2" draw:end-shape="id14" draw:end-glue-point="0" svg:d="M11159 13700l-1905 4127" svg:viewBox="0 0 1906 4128">
          <text:p/>
        </draw:connector>
        <draw:connector draw:style-name="gr9" draw:text-style-name="P1" draw:layer="layout" draw:type="line" svg:x1="9.254cm" svg:y1="13.7cm" svg:x2="15.604cm" svg:y2="17.827cm" draw:start-shape="id2" draw:start-glue-point="2" draw:end-shape="id11" draw:end-glue-point="0" svg:d="M9254 13700l6350 4127" svg:viewBox="0 0 6351 4128">
          <text:p/>
        </draw:connector>
        <draw:frame draw:style-name="gr10" draw:text-style-name="P4" draw:layer="layout" svg:width="3.495cm" svg:height="2.223cm" svg:x="24.876cm" svg:y="17.192cm">
          <draw:text-box>
            <text:p><text:span text:style-name="T1">Physi</text:span><text:span text:style-name="T1">cal</text:span></text:p>
            <text:p><text:span text:style-name="T1">Memo</text:span><text:span text:style-name="T1">ry</text:span></text:p>
          </draw:text-box>
        </draw:frame>
        <draw:frame draw:style-name="gr11" draw:text-style-name="P4" draw:layer="layout" svg:width="5.265cm" svg:height="0.962cm" svg:x="17.51cm" svg:y="13.7cm">
          <draw:text-box>
            <text:p>MMU/TLB</text:p>
          </draw:text-box>
        </draw:frame>
        <draw:frame draw:style-name="gr12" draw:text-style-name="P8" draw:layer="measurelines" svg:width="4.113cm" svg:height="0.725cm" svg:x="11.477cm" svg:y="6.942cm">
          <draw:text-box>
            <text:p text:style-name="P7"><text:span text:style-name="T2">virtually</text:span> contiguous</text:p>
          </draw:text-box>
        </draw:frame>
        <draw:line draw:style-name="gr13" draw:text-style-name="P1" draw:layer="layout" svg:x1="14.335cm" svg:y1="6.715cm" svg:x2="15.922cm" svg:y2="5.445cm">
          <text:p/>
        </draw:line>
        <draw:frame draw:style-name="gr14" draw:text-style-name="P8" draw:layer="measurelines" svg:width="3.072cm" svg:height="0.725cm" svg:x="17.93cm" svg:y="19.007cm">
          <draw:text-box>
            <text:p text:style-name="P7">shared</text:p>
          </draw:text-box>
        </draw:frame>
        <draw:line draw:style-name="gr13" draw:text-style-name="P1" draw:layer="measurelines" svg:x1="17.827cm" svg:y1="19.097cm" svg:x2="16.875cm" svg:y2="18.78cm">
          <text:p/>
        </draw:line>
        <draw:frame draw:style-name="gr10" draw:text-style-name="P10" draw:layer="measurelines" svg:width="4.062cm" svg:height="2.223cm" svg:x="24.812cm" svg:y="3.857cm">
          <draw:text-box>
            <text:p text:style-name="P9">Virtual</text:p>
            <text:p text:style-name="P9">Memory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836 110" svg:d="M0 0h278 278 280v36 36 38h-278-278-280v-36-36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22:14:29.734796989</meta:creation-date>
    <dc:date>2024-10-23T23:05:37.329890479</dc:date>
    <meta:editing-duration>PT50M57S</meta:editing-duration>
    <meta:editing-cycles>24</meta:editing-cycles>
    <meta:generator>LibreOffice/7.6.7.2$Linux_X86_64 LibreOffice_project/60$Build-2</meta:generator>
    <meta:document-statistic meta:object-count="38"/>
  </office:meta>
</office:document-meta>
</file>